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center"/>
      <style:text-properties fo:language="en" fo:country="US"/>
    </style:style>
    <style:style style:name="P2" style:parent-style-name="Normal" style:family="paragraph">
      <style:text-properties fo:language="en" fo:country="US"/>
    </style:style>
    <style:style style:name="P3" style:parent-style-name="Normal" style:family="paragraph">
      <style:paragraph-properties fo:text-indent="0.4916in"/>
      <style:text-properties fo:language="en" fo:country="US"/>
    </style:style>
    <style:style style:name="P4" style:parent-style-name="Normal" style:family="paragraph">
      <style:paragraph-properties fo:text-indent="0.4916in"/>
      <style:text-properties fo:language="en" fo:country="US"/>
    </style:style>
    <style:style style:name="P5" style:parent-style-name="Normal" style:family="paragraph">
      <style:paragraph-properties fo:text-indent="0.4916in"/>
      <style:text-properties fo:language="en" fo:country="US"/>
    </style:style>
    <style:style style:name="P6" style:parent-style-name="Normal" style:family="paragraph">
      <style:paragraph-properties fo:margin-top="0.0694in" fo:margin-bottom="0.0694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7" style:parent-style-name="NormalWeb" style:family="paragraph">
      <style:paragraph-properties fo:text-indent="0.4916in"/>
      <style:text-properties fo:language="en" fo:country="US"/>
    </style:style>
    <style:style style:name="P8" style:parent-style-name="NormalWeb" style:family="paragraph">
      <style:paragraph-properties fo:text-indent="0.4916in"/>
      <style:text-properties fo:language="en" fo:country="US"/>
    </style:style>
    <style:style style:name="P9" style:parent-style-name="NormalWeb" style:family="paragraph">
      <style:paragraph-properties fo:text-indent="0.4916in"/>
      <style:text-properties fo:language="en" fo:country="US"/>
    </style:style>
    <style:style style:name="P10" style:parent-style-name="NormalWeb" style:family="paragraph">
      <style:paragraph-properties fo:text-indent="0.4916in"/>
      <style:text-properties fo:language="en" fo:country="US"/>
    </style:style>
    <style:style style:name="P11" style:parent-style-name="NormalWeb" style:family="paragraph">
      <style:paragraph-properties fo:text-indent="0.4916in"/>
      <style:text-properties fo:language="en" fo:country="US"/>
    </style:style>
    <style:style style:name="P12" style:parent-style-name="NormalWeb" style:family="paragraph">
      <style:paragraph-properties fo:text-indent="0.4916in"/>
      <style:text-properties fo:language="en" fo:country="US"/>
    </style:style>
    <style:style style:name="P13" style:parent-style-name="NormalWeb" style:family="paragraph">
      <style:paragraph-properties fo:text-indent="0.4916in"/>
      <style:text-properties fo:language="en" fo:country="US"/>
    </style:style>
    <style:style style:name="P14" style:parent-style-name="NormalWeb" style:family="paragraph">
      <style:paragraph-properties fo:text-indent="0.4916in"/>
      <style:text-properties fo:language="en" fo:country="US"/>
    </style:style>
    <style:style style:name="P15" style:parent-style-name="NormalWeb" style:family="paragraph">
      <style:paragraph-properties fo:text-indent="0.4916in"/>
      <style:text-properties fo:language="en" fo:country="US"/>
    </style:style>
    <style:style style:name="P16" style:parent-style-name="NormalWeb" style:family="paragraph">
      <style:paragraph-properties fo:text-indent="0.4916in"/>
      <style:text-properties fo:language="en" fo:country="US"/>
    </style:style>
    <style:style style:name="P17" style:parent-style-name="NormalWeb" style:family="paragraph">
      <style:paragraph-properties fo:text-indent="0.4916in"/>
      <style:text-properties fo:language="en" fo:country="US"/>
    </style:style>
    <style:style style:name="P18" style:parent-style-name="NormalWeb" style:family="paragraph">
      <style:text-properties fo:language="en" fo:country="US"/>
    </style:style>
    <style:style style:name="P19" style:parent-style-name="NormalWeb" style:family="paragraph">
      <style:text-properties fo:language="en" fo:country="US"/>
    </style:style>
    <style:style style:name="P20" style:parent-style-name="NormalWeb" style:family="paragraph">
      <style:text-properties fo:language="en" fo:country="US"/>
    </style:style>
    <style:style style:name="P21" style:parent-style-name="NormalWeb" style:family="paragraph">
      <style:paragraph-properties fo:text-indent="0.4916in"/>
      <style:text-properties fo:language="en" fo:country="US"/>
    </style:style>
    <style:style style:name="P22" style:parent-style-name="NormalWeb" style:family="paragraph">
      <style:text-properties fo:language="en" fo:country="US"/>
    </style:style>
    <style:style style:name="P23" style:parent-style-name="NormalWeb" style:family="paragraph">
      <style:paragraph-properties fo:text-indent="0.4916in"/>
      <style:text-properties fo:language="en" fo:country="US"/>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25" style:parent-style-name="Normal" style:family="paragraph">
      <style:paragraph-properties fo:margin-top="0.0694in" fo:margin-bottom="0.0694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26" style:parent-style-name="NormalWeb" style:family="paragraph">
      <style:paragraph-properties fo:text-indent="0.4916in"/>
      <style:text-properties fo:language="en" fo:country="US"/>
    </style:style>
    <style:style style:name="P27" style:parent-style-name="Sous-titre" style:family="paragraph">
      <style:text-properties fo:language="en" fo:country="US"/>
    </style:style>
    <style:style style:name="P28" style:parent-style-name="Normal" style:family="paragraph">
      <style:paragraph-properties fo:margin-top="0.0694in" fo:margin-bottom="0.0694in" fo:line-height="100%"/>
    </style:style>
    <style:style style:name="T2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CH"/>
    </style:style>
    <style:style style:name="P30"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31"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32"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33" style:parent-style-name="Normal" style:family="paragraph">
      <style:paragraph-properties fo:margin-top="0.0694in" fo:margin-bottom="0.0694in" fo:line-height="100%"/>
    </style:style>
    <style:style style:name="T3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CH"/>
    </style:style>
    <style:style style:name="P35" style:parent-style-name="Normal" style:list-style-name="LFO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36" style:parent-style-name="Normal" style:list-style-name="LFO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37" style:parent-style-name="Normal" style:list-style-name="LFO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38" style:parent-style-name="Normal" style:family="paragraph">
      <style:paragraph-properties fo:margin-top="0.0694in" fo:margin-bottom="0.0694in" fo:line-height="100%"/>
    </style:style>
    <style:style style:name="T3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CH"/>
    </style:style>
    <style:style style:name="P40" style:parent-style-name="Normal" style:list-style-name="LFO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41" style:parent-style-name="Normal" style:list-style-name="LFO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42" style:parent-style-name="Normal" style:list-style-name="LFO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43" style:parent-style-name="Normal" style:list-style-name="LFO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44" style:parent-style-name="Normal" style:family="paragraph">
      <style:text-properties fo:language="en" fo:country="US"/>
    </style:style>
    <style:style style:name="P45" style:parent-style-name="NormalWeb" style:family="paragraph">
      <style:paragraph-properties fo:text-indent="0.4916in"/>
      <style:text-properties fo:language="en" fo:country="US"/>
    </style:style>
    <style:style style:name="P46" style:parent-style-name="NormalWeb" style:family="paragraph">
      <style:paragraph-properties fo:text-indent="0.4916in"/>
      <style:text-properties fo:language="en" fo:country="US"/>
    </style:style>
    <style:style style:name="P47" style:parent-style-name="Normal" style:family="paragraph">
      <style:paragraph-properties fo:margin-top="0.0694in" fo:margin-bottom="0.0694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48"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CH"/>
    </style:style>
    <style:style style:name="P49"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CH"/>
    </style:style>
    <style:style style:name="P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51" style:parent-style-name="Normal" style:family="paragraph">
      <style:paragraph-properties fo:margin-top="0.0694in" fo:margin-bottom="0.0694in" fo:line-height="100%"/>
      <style:text-properties style:font-name="Times New Roman" style:font-name-asian="Times New Roman" style:font-name-complex="Times New Roman" text:display="none" fo:font-size="12pt" style:font-size-asian="12pt" style:font-size-complex="12pt" style:language-asian="fr" style:country-asian="CH"/>
    </style:style>
    <style:style style:name="P52" style:parent-style-name="Normal" style:family="paragraph">
      <style:paragraph-properties fo:margin-top="0.0694in" fo:margin-bottom="0.0694in" fo:line-height="100%"/>
      <style:text-properties style:font-name="Times New Roman" style:font-name-asian="Times New Roman" style:font-name-complex="Times New Roman" text:display="none" fo:font-size="12pt" style:font-size-asian="12pt" style:font-size-complex="12pt" style:language-asian="fr" style:country-asian="CH"/>
    </style:style>
    <style:style style:name="P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CH"/>
    </style:style>
    <style:style style:name="P54"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CH"/>
    </style:style>
    <style:style style:name="P55"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CH"/>
    </style:style>
    <style:style style:name="P56" style:parent-style-name="Normal" style:family="paragraph">
      <style:paragraph-properties fo:text-indent="0.4916in"/>
      <style:text-properties fo:language="en" fo:country="US"/>
    </style:style>
  </office:automatic-styles>
  <office:body>
    <office:text text:use-soft-page-breaks="true">
      <text:p text:style-name="P1">"Celebrating the Enigma: Paradoxes in Philosophy and Logic"</text:p>
      <text:p text:style-name="P2"/>
      <text:p text:style-name="P3"><text:s/>Logical paradoxes are intriguing and often confounding phenomena in the realm of philosophy and logic. They are statements or situations that appear to defy our common sense and intuition by leading to self-contradictory or illogical outcomes. Paradoxes challenge our understanding of reality, language, and reasoning, forcing us to reconsider fundamental assumptions about truth, reference, and the nature of propositions. These enigmatic puzzles have been a source of fascination and debate among philosophers, mathematicians, and logicians for centuries, as they reveal the complexities and limitations of our logical systems. In this discussion, we will explore three notable paradoxes—Epimenides the Cretan, Jourdain's Card Paradox, and the Barber Paradox—and delve into the intriguing ways in which they challenge and, ultimately, illuminate the boundaries of human thought and language.</text:p>
      <text:p text:style-name="P4">The importance of understanding paradoxes in philosophy and logic cannot be overstated. Paradoxes serve as crucial tools for philosophers and logicians in their pursuit of clarity and rigor within these fields. Firstly, paradoxes expose the inherent limitations and complexities of our logical and linguistic systems, prompting us to refine and expand our understanding of fundamental concepts like truth, reference, and self-reference. Secondly, they stimulate intellectual inquiry by challenging conventional wisdom and prompting us to question deeply ingrained assumptions. By grappling with paradoxes, philosophers and logicians are pushed to develop more sophisticated and nuanced theories of language, truth, and knowledge. Paradoxes, in essence, serve as catalysts for intellectual growth and evolution in these disciplines, driving us to refine our models of reasoning and helping us uncover deeper insights into the nature of reality and human cognition.</text:p>
      <text:p text:style-name="P5"/>
      <text:p text:style-name="P6">The Paradox of Epimenides the Cretan revolves around a statement made by Epimenides, a Cretan philosopher, who famously declared, "All Cretans are liars." This seemingly straightforward statement takes on a paradoxical character due to its self-referential nature. If Epimenides is telling the truth in his assertion that all Cretans are liars, it implies that his own statement is true, including the part where he claims that Cretans are liars. However, if his statement is true, then it follows that he, a Cretan, is indeed a liar. This creates a self-contradictory loop where the truth of the statement undermines its own validity, giving rise to a paradox that challenges our understanding of truth, reference, and the boundaries of self-reference in language and logic.</text:p>
      <text:p text:style-name="P7">The central challenge posed by the Paradox of Epimenides lies in the contradiction that emerges if we assume that Epimenides is telling the truth in his statement that "All Cretans are liars." If we accept the truth of this statement, it logically follows that Epimenides himself, being a Cretan, must also be a liar, as his statement categorizes all Cretans as such. However, this leads to a problematic contradiction because if Epimenides is a liar, then his statement about all Cretans being liars would also be false. On the other hand, if we reject the truth of Epimenides' statement and assert that not all Cretans are liars, it undermines the assertion he made in the first place. This paradox challenges our ability to make consistent<text:s/><text:soft-page-break/>truth claims and raises questions about how self-referential statements should be interpreted and evaluated within logical systems.</text:p>
      <text:p text:style-name="P8"><text:s/>The Paradox of Epimenides can be resolved through careful consideration of reference and truth. One approach to resolving it is to distinguish between different levels of reference. By recognizing that Epimenides' statement is a self-referential statement made within the context of language, it becomes apparent that the statement refers to itself and is not intended to be an objective assertion about all Cretans. Instead, it reflects the paradoxical nature of self-reference in language. This resolution highlights the importance of context and the need to differentiate between statements made within a language system and statements about the external world.</text:p>
      <text:p text:style-name="P9"><text:s/>Another way to approach this paradox is by distinguishing between object-language and meta-language. In this framework, the statement "All Cretans are liars" is seen as a statement within the object-language, while our analysis and evaluation of it occur in the meta-language. By separating the language in which the paradox is expressed from the language used to discuss and analyze it, we can avoid the self-referential loop that creates the contradiction. This distinction helps to clarify that the paradox arises from the inherent complexities of self-reference within a single language system and does not necessarily lead to an inescapable logical problem when viewed from a higher-level perspective in the meta-language.</text:p>
      <text:p text:style-name="P10">Jourdain's Card Paradox revolves around a scenario involving two cards, each with a different label: one card says, "This card is blue," and the other card says, "This card is false." The paradox stems from the self-referential nature of these labels. If we assume that the card labeled "This card is blue" is telling the truth, then it must indeed be blue, as it claims. However, this creates a contradiction because the card labeled "This card is false" also asserts the truth, indicating that it is, in fact, false. On the other hand, if we accept the statement on the "This card is false" card as true, it implies that it is false, contradicting itself. This paradox challenges our understanding of truth, reference, and self-reference in a logical system and forces us to grapple with the complexities that arise when statements refer to themselves.</text:p>
      <text:p text:style-name="P11">The challenge presented by Jourdain's Card Paradox is rooted in the self-referential nature of the statement on the second card, which reads, "This card is false." This self-reference is the crux of the paradox because it creates a self-contradictory loop. If we consider the statement on the second card to be true, then it must be false, as it claims. Conversely, if we take it to be false, then it accurately represents itself as false, thus being true. This interplay between truth and falsehood in a self-referential context makes it impossible to definitively determine the color of the cards, as any conclusion we reach seems to inevitably lead to a contradiction. In essence, the paradox underscores the challenges posed by self-reference within a logical system and the resulting ambiguities it can generate when trying to ascertain the truth or falsity of statements.</text:p>
      <text:p text:style-name="P12">Resolving Jourdain's Card Paradox involves careful consideration of reference and truth within the context of self-reference. One approach to resolution is to recognize that this paradox arises from conflating statements made within the object-language (the statements on the cards) and the meta-language (the language used to analyze and discuss the statements). By distinguishing between these two levels of language, we can avoid the self-referential loop that leads to the paradox. The paradox hinges on the assumption that the statement on the second card applies to itself within the object-language, but when viewed from the meta-<text:soft-page-break/>language, we can interpret it as a statement about self-reference rather than a self-referential statement. This distinction helps to unravel the paradox and demonstrates the importance of context and language levels in understanding and resolving self-referential puzzles like Jourdain's Card Paradox.</text:p>
      <text:p text:style-name="P13">The Barber Paradox presents a puzzling scenario involving a barber in a village. In this paradox, there is a barber who shaves all the men in the village who do not shave themselves. This scenario creates a paradox when we consider whether the barber shaves himself. If the barber shaves himself, he would fall into the category of men who don't shave themselves, as per the barber's rule. However, if he doesn't shave himself, then he would belong to the group of men the barber is supposed to shave. This paradox challenges our understanding of sets, self-reference, and the logical consistency of such a scenario, as it seems impossible to definitively determine whether the barber shaves himself or not without arriving at a contradiction.</text:p>
      <text:p text:style-name="P14">The Barber Paradox poses a significant challenge due to the contradiction it leads to, similar to the Epimenides paradox. In both cases, the paradox arises from self-reference. If we assume that the barber shaves himself, it places him within the category of those men who do not shave themselves, which contradicts the premise that he shaves all such men. On the other hand, if we assert that the barber does not shave himself, it places him in the group of men that the barber is supposed to shave according to the initial rule. This self-referential loop mirrors the Epimenides paradox, where the statement's truth implies its falseness and vice versa. Such paradoxes challenge our understanding of language, reference, and logic, as they expose the complexities and limitations of self-reference within logical systems.</text:p>
      <text:p text:style-name="P15">Resolving the Barber Paradox involves considerations of self-reference and the creation of well-defined sets. One approach is rooted in set theory, which allows for a resolution by distinguishing between different types of sets. Specifically, it introduces the concept of sets that don't contain themselves as members, known as "non-well-founded sets." In this resolution, we reinterpret the paradox by recognizing that the set of men who the barber shaves is not a well-founded set, and the paradox arises from attempting to treat it as such. By allowing for non-well-founded sets in our logical framework, we can avoid the self-referential contradiction, allowing the barber to be a member of a set without needing to definitively determine whether he shaves himself or not. This resolution demonstrates how set theory and nuanced distinctions in the realm of self-reference can provide solutions to paradoxes that challenge traditional logical systems.</text:p>
      <text:p text:style-name="P16"/>
      <text:p text:style-name="P17">The three paradoxes - Epimenides the Cretan, Jourdain's Card Paradox, and the Barber Paradox - share a common thread of self-reference, which is at the heart of their enigmatic nature. In each case, self-reference gives rise to contradictions or logical conundrums that challenge our understanding of truth, reference, and language.</text:p>
      <text:p text:style-name="P18">However, these paradoxes differ in terms of context and resolution approaches. Epimenides the Cretan centers around a statement within natural language, where a Cretan asserts that all Cretans are liars. Resolutions often involve distinctions between different levels of reference and the careful interpretation of self-referential statements.</text:p>
      <text:soft-page-break/>
      <text:p text:style-name="P19">Jourdain's Card Paradox arises from a scenario involving labeled cards, with the paradox emerging from statements on those cards. It can be resolved by distinguishing between object-language and meta-language, emphasizing the importance of context and language levels.</text:p>
      <text:p text:style-name="P20">The Barber Paradox presents a scenario involving a barber in a village and is closely linked to set theory and the notion of sets that don't contain themselves as members. Resolutions often rely on reinterpreting the paradox in terms of non-well-founded sets and distinguishing between different types of sets.</text:p>
      <text:p text:style-name="P21">In summary, while these paradoxes share self-reference as a common element, their distinct contexts and resolution strategies showcase the breadth of challenges that self-reference can introduce into philosophical and logical discourse.</text:p>
      <text:p text:style-name="P22"/>
      <text:p text:style-name="P23">The significance of paradoxes like Epimenides the Cretan, Jourdain's Card Paradox, and the Barber Paradox in the context of philosophy and logic is profound. These paradoxes serve as powerful tools that challenge our fundamental assumptions about truth, reference, and language. They force us to confront the limitations of our logical systems and encourage us to refine our understanding of complex concepts like self-reference and set theory. By grappling with these paradoxes, philosophers and logicians gain valuable insights into the nature of reasoning and language, pushing the boundaries of what is possible within logical frameworks. Ultimately, these paradoxes illuminate the intricacies and nuances of human cognition and the ongoing quest for logical clarity and coherence in our understanding of the world.</text:p>
      <text:p text:style-name="P24">Resolving paradoxes is of paramount importance for achieving a coherent understanding of logical systems. Paradoxes, by their nature, expose inconsistencies and limitations within these systems, revealing potential pitfalls in our reasoning and language. Addressing paradoxes allows us to refine and strengthen logical frameworks, ensuring that they are internally consistent and free from self-contradiction. This process not only enhances the reliability and precision of logical systems but also bolsters their applicability in fields such as mathematics, science, and philosophy.</text:p>
      <text:p text:style-name="P25">Moreover, resolving paradoxes is a driving force behind intellectual progress. It challenges us to think critically and creatively, often leading to the development of novel concepts, theories, and solutions. In this sense, paradoxes serve as catalysts for innovation, prompting us to expand our understanding of complex phenomena and refine our capacity for rigorous, coherent thought. Without the resolution of paradoxes, logical systems would remain susceptible to internal contradictions and limitations, hindering our ability to comprehend and engage with the complexities of the world.</text:p>
      <text:p text:style-name="P26"/>
      <text:p text:style-name="P27">BIBLIOGRAPHY:</text:p>
      <text:p text:style-name="P28"><text:span text:style-name="T29">Books:</text:span></text:p>
      <text:soft-page-break/>
      <text:list text:style-name="LFO1" text:continue-numbering="true">
        <text:list-item>
          <text:p text:style-name="P30">"Gödel, Escher, Bach: An Eternal Golden Braid" by Douglas Hofstadter - This Pulitzer Prize-winning book delves into various paradoxes, including self-reference, and their connections to mathematics, music, and art.</text:p>
        </text:list-item>
        <text:list-item>
          <text:p text:style-name="P31">"Paradoxes" by R.M. Sainsbury - This book provides a comprehensive overview of philosophical paradoxes, including the ones mentioned, and discusses various approaches to resolving them.</text:p>
        </text:list-item>
        <text:list-item>
          <text:p text:style-name="P32">"The Liar Paradox" edited by J.C. Beall - This collection of essays explores the Liar Paradox, which is closely related to the Epimenides paradox, from a philosophical and logical perspective.</text:p>
        </text:list-item>
      </text:list>
      <text:p text:style-name="P33"><text:span text:style-name="T34">Articles and Papers:</text:span></text:p>
      <text:list text:style-name="LFO2" text:continue-numbering="true">
        <text:list-item>
          <text:p text:style-name="P35">"The Epimenides Paradox" by Stephen Read - This paper discusses the Epimenides paradox in detail and explores different ways to resolve it.</text:p>
        </text:list-item>
        <text:list-item>
          <text:p text:style-name="P36">"A Solution to the Paradox of the Knower" by Graham Priest - This paper addresses self-reference paradoxes, including Epimenides, and proposes solutions using non-classical logics.</text:p>
        </text:list-item>
        <text:list-item>
          <text:p text:style-name="P37">"Self-Reference and the Liar Paradox" by Keith Simmons - This article examines self-reference and the Liar Paradox, shedding light on the complexities of these paradoxes.</text:p>
        </text:list-item>
      </text:list>
      <text:p text:style-name="P38"><text:span text:style-name="T39">Websites and Online Resources:</text:span></text:p>
      <text:list text:style-name="LFO3" text:continue-numbering="true">
        <text:list-item>
          <text:p text:style-name="P40">Stanford Encyclopedia of Philosophy - The Stanford Encyclopedia offers comprehensive articles on various paradoxes and their resolutions, making it a valuable resource for philosophical exploration.</text:p>
        </text:list-item>
        <text:list-item>
          <text:p text:style-name="P41">Internet Encyclopedia of Philosophy - Similar to Stanford's resource, this online encyclopedia provides articles and overviews of paradoxes and related philosophical topics.</text:p>
        </text:list-item>
        <text:list-item>
          <text:p text:style-name="P42">SEP Entry on the Liar Paradox - This specific entry in the Stanford Encyclopedia focuses on the Liar Paradox, which is closely related to Jourdain's Card Paradox.</text:p>
        </text:list-item>
        <text:list-item>
          <text:p text:style-name="P43">Mathematical Logic - Websites like MathWorld and the Logic and Set Theory section of the University of St. Andrews provide insights into mathematical and logical aspects of paradoxes.</text:p>
        </text:list-item>
      </text:list>
      <text:p text:style-name="P44"/>
      <text:p text:style-name="P45"/>
      <text:p text:style-name="P46"/>
      <text:p text:style-name="P47"/>
      <text:p text:style-name="P48">Haut du formulaire</text:p>
      <text:p text:style-name="P49">Bas du formulaire</text:p>
      <text:p text:style-name="P50">.</text:p>
      <text:p text:style-name="P51">Haut du formulaire</text:p>
      <text:p text:style-name="P52">Bas du formulaire</text:p>
      <text:p text:style-name="P53">.</text:p>
      <text:p text:style-name="P54">Haut du formulaire</text:p>
      <text:p text:style-name="P55">Bas du formulaire</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CH" fo:hyphenate="false"/>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bliothèque EPFL</meta:initial-creator>
    <dc:creator>Bibliothèque EPFL</dc:creator>
    <meta:creation-date>2023-09-07T21:18:00Z</meta:creation-date>
    <dc:date>2023-09-07T21:44:00Z</dc:date>
    <meta:template xlink:href="Normal" xlink:type="simple"/>
    <meta:editing-cycles>2</meta:editing-cycles>
    <meta:editing-duration>PT1560S</meta:editing-duration>
    <meta:document-statistic meta:page-count="5" meta:paragraph-count="31" meta:word-count="2408" meta:character-count="15625" meta:row-count="110" meta:non-whitespace-character-count="13248"/>
  </office:meta>
</office:document-meta>
</file>